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16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4" style:family="paragraph">
      <loext:graphic-properties draw:fill-color="#ffffff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3d73" style:font-name="Segoe UI Semibold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style:font-name="Segoe UI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4.384cm" svg:height="4.566cm" svg:x="1.778cm" svg:y="1.016cm">
          <draw:text-box>
            <text:p text:style-name="P1"><text:span text:style-name="T1">WORDS OF WELCOME</text:span></text:p>
            <text:p text:style-name="P2"><text:span text:style-name="T2">P: The Lord has risen! </text:span></text:p>
            <text:p text:style-name="P2"><text:span text:style-name="T3">C: And so will w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1T12:31:18.135000000</meta:creation-date>
    <dc:title>Blue template</dc:title>
    <meta:editing-duration>PT3M55S</meta:editing-duration>
    <meta:editing-cycles>5</meta:editing-cycles>
    <meta:generator>LibreOffice/6.0.1.1$Windows_X86_64 LibreOffice_project/60bfb1526849283ce2491346ed2aa51c465abfe6</meta:generator>
    <dc:date>2018-05-10T21:06:50.175000000</dc:date>
    <meta:document-statistic meta:object-count="24"/>
  </office:meta>
</office:document-meta>
</file>